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2643" officeooo:paragraph-rsid="000a2643"/>
    </style:style>
    <style:style style:name="P2" style:family="paragraph" style:parent-style-name="Standard">
      <style:text-properties officeooo:rsid="000b79a4" officeooo:paragraph-rsid="000b79a4"/>
    </style:style>
    <style:style style:name="P3" style:family="paragraph" style:parent-style-name="Standard">
      <style:text-properties officeooo:rsid="000c6ee6" officeooo:paragraph-rsid="000c6ee6"/>
    </style:style>
    <style:style style:name="P4" style:family="paragraph" style:parent-style-name="Standard">
      <style:text-properties officeooo:rsid="000debcf" officeooo:paragraph-rsid="000debcf"/>
    </style:style>
    <style:style style:name="P5" style:family="paragraph" style:parent-style-name="Standard">
      <style:text-properties officeooo:rsid="00150b66" officeooo:paragraph-rsid="00150b66"/>
    </style:style>
    <style:style style:name="P6" style:family="paragraph" style:parent-style-name="Standard">
      <style:text-properties officeooo:rsid="0019c0d7" officeooo:paragraph-rsid="0019c0d7"/>
    </style:style>
    <style:style style:name="P7" style:family="paragraph" style:parent-style-name="Standard">
      <style:text-properties officeooo:rsid="001a648e" officeooo:paragraph-rsid="001a648e"/>
    </style:style>
    <style:style style:name="P8" style:family="paragraph" style:parent-style-name="Standard">
      <style:text-properties officeooo:rsid="001d2fdf" officeooo:paragraph-rsid="001d2fdf"/>
    </style:style>
    <style:style style:name="P9" style:family="paragraph" style:parent-style-name="Standard">
      <style:text-properties officeooo:rsid="001f38fb" officeooo:paragraph-rsid="001f38f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fb05a"/>
    </style:style>
    <style:style style:name="T3" style:family="text">
      <style:text-properties officeooo:rsid="001b652b"/>
    </style:style>
    <style:style style:name="T4" style:family="text">
      <style:text-properties officeooo:rsid="001535a9"/>
    </style:style>
    <style:style style:name="T5" style:family="text">
      <style:text-properties officeooo:rsid="0016db08"/>
    </style:style>
    <style:style style:name="T6" style:family="text">
      <style:text-properties officeooo:rsid="001889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cap</text:span>:</text:p>
      <text:p text:style-name="P1"/>
      <text:p text:style-name="P1"><text:span text:style-name="T1">tipo di una classe</text:span>: bisogna guardare il nome di una classe per vedere che tipo di oggetti che crea.</text:p>
      <text:p text:style-name="P2">Incapsulamento è diviso a metà tra programmatore e macchina, il primo definisce come quando e perché, il resto lo esegue la macchina.</text:p>
      <text:p text:style-name="P3">Il polimorfismo è la regola più teorica, perché più in mano alla macchina che all’operatore. <text:span text:style-name="T1">Def</text:span>: È la capacità di cambiare forma e/o comportamento ad un elemento senza cambiarne i corrispettivi reali. → </text:p>
      <text:p text:style-name="P4">Una sottoclasse contiene tanti tipi <text:span text:style-name="T2">quante classi padre eredita. Se i metodi presenti su classi o sottoclassi sono uguali per la macchina valgono sempre uno, ovvero come un singolo metodo.</text:span></text:p>
      <text:p text:style-name="P5"/>
      <text:p text:style-name="P5">C<text:span text:style-name="T3">i</text:span> sono metodi <text:span text:style-name="T4">opzionali o variadici </text:span>che permettono di creare/<text:span text:style-name="T5">simulare</text:span> l’overloading in python. <text:span text:style-name="T5">Questo permette di strutturare delle operazioni reali in maniera definita. </text:span><text:span text:style-name="T6">Un metodo in base che hai parametri che gli arrivano lavori in modo diverso.</text:span></text:p>
      <text:p text:style-name="P6">Polimorfismo passivo: è basato sul duck typing, è un altra modalità per mettere in comune più elementi senza volerlo fare nel codice reale. Basta che l’oggetto abbia metodi e attributi per l’operazione che si vuole fare, anche se <text:s/>non eredita e/o appartiene alla classe specifica.</text:p>
      <text:p text:style-name="P7"/>
      <text:p text:style-name="P8">Funzione len(): esempio classico polimorfismo, funziona con vari tipi basta che gli stessi incorporino il metodo speciale __len__()</text:p>
      <text:p text:style-name="P8"/>
      <text:p text:style-name="P9"><text:span text:style-name="T1">Astrazione</text:span>: 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7T09:50:16.066390900</meta:creation-date>
    <dc:date>2026-04-27T10:39:19.376987300</dc:date>
    <meta:editing-duration>PT48M56S</meta:editing-duration>
    <meta:editing-cycles>18</meta:editing-cycles>
    <meta:generator>LibreOffice/25.8.5.2$Windows_X86_64 LibreOffice_project/9c8b85f387cc00a89945a79c9e6239f32e450ac2</meta:generator>
    <meta:document-statistic meta:table-count="0" meta:image-count="0" meta:object-count="0" meta:page-count="1" meta:paragraph-count="9" meta:word-count="206" meta:character-count="1300" meta:non-whitespace-character-count="1100"/>
  </office:meta>
</office:document-meta>
</file>